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228000001A9E7D571DE27A3F8EA.png" manifest:media-type="image/png"/>
  <manifest:file-entry manifest:full-path="Object 2/Pictures/2000076A000038EC00002BD915FD7C0D3751F641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ker_rank_twisting_speed_by_5Day" table:style-name="ta1">
        <table:shapes>
          <draw:frame draw:z-index="0" draw:style-name="gr1" draw:text-style-name="P1" svg:width="9.1531in" svg:height="4.6016in" svg:x="4.7965in" svg:y="0.8469in">
            <draw:object draw:notify-on-update-of-ranges="worker_rank_twisting_speed_by_5Day.B21:worker_rank_twisting_speed_by_5Day.B26 worker_rank_twisting_speed_by_5Day.A21:worker_rank_twisting_speed_by_5Day.A21 worker_rank_twisting_speed_by_5Day.C21:worker_rank_twisting_speed_by_5Day.C26 worker_rank_twisting_speed_by_5Day.A33:worker_rank_twisting_speed_by_5Day.A33 worker_rank_twisting_speed_by_5Day.C33:worker_rank_twisting_speed_by_5Day.C38 worker_rank_twisting_speed_by_5Day.A9:worker_rank_twisting_speed_by_5Day.A9 worker_rank_twisting_speed_by_5Day.C9:worker_rank_twisting_speed_by_5Day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079in" svg:height="4.6016in" svg:x="9.2031in" svg:y="12.4858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date" office:date-value="2022-06-24" calcext:value-type="date">
            <text:p>2022-06-24</text:p>
          </table:table-cell>
          <table:table-cell office:value-type="float" office:value="0.85981308411215" calcext:value-type="float">
            <text:p>0.85981308411215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date" office:date-value="2022-07-04" calcext:value-type="date">
            <text:p>2022-07-04</text:p>
          </table:table-cell>
          <table:table-cell office:value-type="float" office:value="0.696999304229397" calcext:value-type="float">
            <text:p>0.696999304229397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date" office:date-value="2022-07-04" calcext:value-type="date">
            <text:p>2022-07-04</text:p>
          </table:table-cell>
          <table:table-cell office:value-type="float" office:value="1.88589249678958" calcext:value-type="float">
            <text:p>1.88589249678958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date" office:date-value="2022-06-29" calcext:value-type="date">
            <text:p>2022-06-29</text:p>
          </table:table-cell>
          <table:table-cell office:value-type="float" office:value="1.1254752851711" calcext:value-type="float">
            <text:p>1.1254752851711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date" office:date-value="2022-07-14" calcext:value-type="date">
            <text:p>2022-07-14</text:p>
          </table:table-cell>
          <table:table-cell office:value-type="float" office:value="1.38947368421053" calcext:value-type="float">
            <text:p>1.38947368421053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1.86134453781513" calcext:value-type="float">
            <text:p>1.86134453781513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1.53230915426037" calcext:value-type="float">
            <text:p>1.53230915426037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date" office:date-value="2022-06-24" calcext:value-type="date">
            <text:p>2022-06-24</text:p>
          </table:table-cell>
          <table:table-cell office:value-type="float" office:value="2.47240618101545" calcext:value-type="float">
            <text:p>2.4724061810154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date" office:date-value="2022-07-04" calcext:value-type="date">
            <text:p>2022-07-04</text:p>
          </table:table-cell>
          <table:table-cell office:value-type="float" office:value="2.03636363636364" calcext:value-type="float">
            <text:p>2.03636363636364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date" office:date-value="2022-07-09" calcext:value-type="date">
            <text:p>2022-07-09</text:p>
          </table:table-cell>
          <table:table-cell office:value-type="float" office:value="1.50847457627119" calcext:value-type="float">
            <text:p>1.50847457627119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date" office:date-value="2022-07-14" calcext:value-type="date">
            <text:p>2022-07-14</text:p>
          </table:table-cell>
          <table:table-cell office:value-type="float" office:value="2.05471124620061" calcext:value-type="float">
            <text:p>2.0547112462006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date" office:date-value="2022-07-24" calcext:value-type="date">
            <text:p>2022-07-24</text:p>
          </table:table-cell>
          <table:table-cell office:value-type="float" office:value="2.22510875383208" calcext:value-type="float">
            <text:p>2.22510875383208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1.86344086021505" calcext:value-type="float">
            <text:p>1.8634408602150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2.31788079470199" calcext:value-type="float">
            <text:p>2.31788079470199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1.92731111601896" calcext:value-type="float">
            <text:p>1.92731111601896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date" office:date-value="2022-09-07" calcext:value-type="date">
            <text:p>2022-09-07</text:p>
          </table:table-cell>
          <table:table-cell office:value-type="float" office:value="1.87499682797473" calcext:value-type="float">
            <text:p>1.87499682797473</text:p>
          </table:table-cell>
        </table:table-row>
        <table:table-row table:style-name="ro1">
          <table:table-cell office:value-type="string" calcext:value-type="string">
            <text:p>Austian</text:p>
          </table:table-cell>
          <table:table-cell office:value-type="date" office:date-value="2022-06-24" calcext:value-type="date">
            <text:p>2022-06-24</text:p>
          </table:table-cell>
          <table:table-cell office:value-type="float" office:value="1.31977693910888" calcext:value-type="float">
            <text:p>1.31977693910888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date" office:date-value="2022-06-24" calcext:value-type="date">
            <text:p>2022-06-24</text:p>
          </table:table-cell>
          <table:table-cell office:value-type="float" office:value="2.23880597014925" calcext:value-type="float">
            <text:p>2.23880597014925</text:p>
          </table:table-cell>
        </table:table-row>
        <table:table-row table:style-name="ro1">
          <table:table-cell office:value-type="string" calcext:value-type="string">
            <text:p>Clinton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.03611738148984" calcext:value-type="float">
            <text:p>1.03611738148984</text:p>
          </table:table-cell>
        </table:table-row>
        <table:table-row table:style-name="ro1">
          <table:table-cell office:value-type="string" calcext:value-type="string">
            <text:p>Dave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.29438202247191" calcext:value-type="float">
            <text:p>1.29438202247191</text:p>
          </table:table-cell>
        </table:table-row>
        <table:table-row table:style-name="ro1">
          <table:table-cell office:value-type="string" calcext:value-type="string">
            <text:p>Dave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1.45089285714286" calcext:value-type="float">
            <text:p>1.45089285714286</text:p>
          </table:table-cell>
        </table:table-row>
        <table:table-row table:style-name="ro1">
          <table:table-cell office:value-type="string" calcext:value-type="string">
            <text:p>Dave</text:p>
          </table:table-cell>
          <table:table-cell office:value-type="date" office:date-value="2022-08-28" calcext:value-type="date">
            <text:p>2022-08-28</text:p>
          </table:table-cell>
          <table:table-cell office:value-type="float" office:value="0.930635838150289" calcext:value-type="float">
            <text:p>0.930635838150289</text:p>
          </table:table-cell>
        </table:table-row>
        <table:table-row table:style-name="ro1">
          <table:table-cell office:value-type="string" calcext:value-type="string">
            <text:p>Dave</text:p>
          </table:table-cell>
          <table:table-cell office:value-type="date" office:date-value="2022-09-07" calcext:value-type="date">
            <text:p>2022-09-07</text:p>
          </table:table-cell>
          <table:table-cell office:value-type="float" office:value="1.54233468234904" calcext:value-type="float">
            <text:p>1.54233468234904</text:p>
          </table:table-cell>
        </table:table-row>
        <table:table-row table:style-name="ro1">
          <table:table-cell office:value-type="string" calcext:value-type="string">
            <text:p>Dave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1.31746031746032" calcext:value-type="float">
            <text:p>1.31746031746032</text:p>
          </table:table-cell>
        </table:table-row>
        <table:table-row table:style-name="ro1">
          <table:table-cell office:value-type="string" calcext:value-type="string">
            <text:p>Dave</text:p>
          </table:table-cell>
          <table:table-cell office:value-type="date" office:date-value="2022-10-02" calcext:value-type="date">
            <text:p>2022-10-02</text:p>
          </table:table-cell>
          <table:table-cell office:value-type="float" office:value="0.85593220338983" calcext:value-type="float">
            <text:p>0.85593220338983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date" office:date-value="2022-06-24" calcext:value-type="date">
            <text:p>2022-06-24</text:p>
          </table:table-cell>
          <table:table-cell office:value-type="float" office:value="1.74878454909658" calcext:value-type="float">
            <text:p>1.74878454909658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date" office:date-value="2022-07-04" calcext:value-type="date">
            <text:p>2022-07-04</text:p>
          </table:table-cell>
          <table:table-cell office:value-type="float" office:value="1.45699363730337" calcext:value-type="float">
            <text:p>1.45699363730337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date" office:date-value="2022-06-24" calcext:value-type="date">
            <text:p>2022-06-24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date" office:date-value="2022-07-04" calcext:value-type="date">
            <text:p>2022-07-04</text:p>
          </table:table-cell>
          <table:table-cell office:value-type="float" office:value="1.48698244620357" calcext:value-type="float">
            <text:p>1.48698244620357</text:p>
          </table:table-cell>
        </table:table-row>
        <table:table-row table:style-name="ro1">
          <table:table-cell office:value-type="string" calcext:value-type="string">
            <text:p>Johnny</text:p>
          </table:table-cell>
          <table:table-cell office:value-type="date" office:date-value="2022-07-04" calcext:value-type="date">
            <text:p>2022-07-04</text:p>
          </table:table-cell>
          <table:table-cell office:value-type="float" office:value="1.2033426183844" calcext:value-type="float">
            <text:p>1.2033426183844</text:p>
          </table:table-cell>
        </table:table-row>
        <table:table-row table:style-name="ro1">
          <table:table-cell office:value-type="string" calcext:value-type="string">
            <text:p>Jonny</text:p>
          </table:table-cell>
          <table:table-cell office:value-type="date" office:date-value="2022-06-24" calcext:value-type="date">
            <text:p>2022-06-24</text:p>
          </table:table-cell>
          <table:table-cell office:value-type="float" office:value="1.8247191011236" calcext:value-type="float">
            <text:p>1.8247191011236</text:p>
          </table:table-cell>
        </table:table-row>
        <table:table-row table:style-name="ro1">
          <table:table-cell office:value-type="string" calcext:value-type="string">
            <text:p>Kaden</text:p>
          </table:table-cell>
          <table:table-cell office:value-type="date" office:date-value="2022-06-24" calcext:value-type="date">
            <text:p>2022-06-24</text:p>
          </table:table-cell>
          <table:table-cell office:value-type="float" office:value="1.68539325842697" calcext:value-type="float">
            <text:p>1.68539325842697</text:p>
          </table:table-cell>
        </table:table-row>
        <table:table-row table:style-name="ro1">
          <table:table-cell office:value-type="string" calcext:value-type="string">
            <text:p>Kaden</text:p>
          </table:table-cell>
          <table:table-cell office:value-type="date" office:date-value="2022-07-04" calcext:value-type="date">
            <text:p>2022-07-04</text:p>
          </table:table-cell>
          <table:table-cell office:value-type="float" office:value="1.4875" calcext:value-type="float">
            <text:p>1.4875</text:p>
          </table:table-cell>
        </table:table-row>
        <table:table-row table:style-name="ro1">
          <table:table-cell office:value-type="string" calcext:value-type="string">
            <text:p>Kaden</text:p>
          </table:table-cell>
          <table:table-cell office:value-type="date" office:date-value="2022-07-14" calcext:value-type="date">
            <text:p>2022-07-14</text:p>
          </table:table-cell>
          <table:table-cell office:value-type="float" office:value="1.54128440366972" calcext:value-type="float">
            <text:p>1.54128440366972</text:p>
          </table:table-cell>
        </table:table-row>
        <table:table-row table:style-name="ro1">
          <table:table-cell office:value-type="string" calcext:value-type="string">
            <text:p>Kaden</text:p>
          </table:table-cell>
          <table:table-cell office:value-type="date" office:date-value="2022-07-24" calcext:value-type="date">
            <text:p>2022-07-24</text:p>
          </table:table-cell>
          <table:table-cell office:value-type="float" office:value="1.65976316452507" calcext:value-type="float">
            <text:p>1.65976316452507</text:p>
          </table:table-cell>
        </table:table-row>
        <table:table-row table:style-name="ro1">
          <table:table-cell office:value-type="string" calcext:value-type="string">
            <text:p>Kaden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1.46530395915047" calcext:value-type="float">
            <text:p>1.46530395915047</text:p>
          </table:table-cell>
        </table:table-row>
        <table:table-row table:style-name="ro1">
          <table:table-cell office:value-type="string" calcext:value-type="string">
            <text:p>Kaden</text:p>
          </table:table-cell>
          <table:table-cell office:value-type="date" office:date-value="2022-09-07" calcext:value-type="date">
            <text:p>2022-09-07</text:p>
          </table:table-cell>
          <table:table-cell office:value-type="float" office:value="1.78352941176471" calcext:value-type="float">
            <text:p>1.78352941176471</text:p>
          </table:table-cell>
        </table:table-row>
        <table:table-row table:style-name="ro1">
          <table:table-cell office:value-type="string" calcext:value-type="string">
            <text:p>Raja</text:p>
          </table:table-cell>
          <table:table-cell office:value-type="date" office:date-value="2022-07-04" calcext:value-type="date">
            <text:p>2022-07-04</text:p>
          </table:table-cell>
          <table:table-cell office:value-type="float" office:value="1.1131982514601" calcext:value-type="float">
            <text:p>1.1131982514601</text:p>
          </table:table-cell>
        </table:table-row>
        <table:table-row table:style-name="ro1">
          <table:table-cell office:value-type="string" calcext:value-type="string">
            <text:p>Shelley</text:p>
          </table:table-cell>
          <table:table-cell office:value-type="date" office:date-value="2022-06-24" calcext:value-type="date">
            <text:p>2022-06-24</text:p>
          </table:table-cell>
          <table:table-cell office:value-type="float" office:value="1.62710029893825" calcext:value-type="float">
            <text:p>1.62710029893825</text:p>
          </table:table-cell>
        </table:table-row>
        <table:table-row table:style-name="ro1">
          <table:table-cell office:value-type="string" calcext:value-type="string">
            <text:p>Shelley</text:p>
          </table:table-cell>
          <table:table-cell office:value-type="date" office:date-value="2022-07-04" calcext:value-type="date">
            <text:p>2022-07-04</text:p>
          </table:table-cell>
          <table:table-cell office:value-type="float" office:value="1.36591173929587" calcext:value-type="float">
            <text:p>1.36591173929587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date" office:date-value="2022-09-07" calcext:value-type="date">
            <text:p>2022-09-07</text:p>
          </table:table-cell>
          <table:table-cell office:value-type="float" office:value="0.94224924012158" calcext:value-type="float">
            <text:p>0.94224924012158</text:p>
          </table:table-cell>
        </table:table-row>
        <table:table-row table:style-name="ro1">
          <table:table-cell office:value-type="string" calcext:value-type="string">
            <text:p>Thea</text:p>
          </table:table-cell>
          <table:table-cell office:value-type="date" office:date-value="2022-09-07" calcext:value-type="date">
            <text:p>2022-09-07</text:p>
          </table:table-cell>
          <table:table-cell office:value-type="float" office:value="1.37055539916362" calcext:value-type="float">
            <text:p>1.37055539916362</text:p>
          </table:table-cell>
        </table:table-row>
        <table:table-row table:style-name="ro1">
          <table:table-cell office:value-type="string" calcext:value-type="string">
            <text:p>Thea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1.15303752233472" calcext:value-type="float">
            <text:p>1.15303752233472</text:p>
          </table:table-cell>
        </table:table-row>
        <table:table-row table:style-name="ro1">
          <table:table-cell office:value-type="string" calcext:value-type="string">
            <text:p>Thea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0.762790697674419" calcext:value-type="float">
            <text:p>0.762790697674419</text:p>
          </table:table-cell>
        </table:table-row>
        <table:table-row table:style-name="ro1">
          <table:table-cell office:value-type="string" calcext:value-type="string">
            <text:p>Thea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1.38775510204082" calcext:value-type="float">
            <text:p>1.38775510204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4T14:57:42.746649753</dc:date>
    <meta:editing-duration>PT6M25S</meta:editing-duration>
    <meta:editing-cycles>2</meta:editing-cycles>
    <meta:generator>LibreOffice/7.3.6.2$Linux_X86_64 LibreOffice_project/30$Build-2</meta:generator>
    <meta:document-statistic meta:table-count="1" meta:cell-count="13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4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2.5" chart:interval-major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5cm" svg:height="11.689cm" xlink:href=".." xlink:type="simple" chart:class="chart:line" chart:style-name="ch1">
        <chart:legend chart:legend-position="end" svg:x="20.848cm" svg:y="5.047cm" style:legend-expansion="high" chart:style-name="ch2"/>
        <chart:plot-area chart:style-name="ch3" table:cell-range-address="worker_rank_twisting_speed_by_5Day.B21:worker_rank_twisting_speed_by_5Day.C26 worker_rank_twisting_speed_by_5Day.A21:worker_rank_twisting_speed_by_5Day.A21 worker_rank_twisting_speed_by_5Day.A33:worker_rank_twisting_speed_by_5Day.A33 worker_rank_twisting_speed_by_5Day.C33:worker_rank_twisting_speed_by_5Day.C38 worker_rank_twisting_speed_by_5Day.A9:worker_rank_twisting_speed_by_5Day.A9 worker_rank_twisting_speed_by_5Day.C9:worker_rank_twisting_speed_by_5Day.C17" chart:data-source-has-labels="both" svg:x="0.364cm" svg:y="0.588cm" svg:width="19.915cm" svg:height="11.021cm">
          <chart:coordinate-region svg:x="1.703cm" svg:y="0.588cm" svg:width="18.576cm" svg:height="9.293cm"/>
          <chart:axis chart:dimension="x" chart:name="primary-x" chart:style-name="ch4" chartooo:axis-type="auto">
            <chartooo:date-scale/>
            <chart:categories table:cell-range-address="worker_rank_twisting_speed_by_5Day.B21:worker_rank_twisting_speed_by_5Day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orker_rank_twisting_speed_by_5Day.C21:worker_rank_twisting_speed_by_5Day.C26" chart:label-cell-address="worker_rank_twisting_speed_by_5Day.A21:worker_rank_twisting_speed_by_5Day.A21" chart:class="chart:line">
            <chart:data-point chart:repeated="6"/>
          </chart:series>
          <chart:series chart:style-name="ch8" chart:values-cell-range-address="worker_rank_twisting_speed_by_5Day.C33:worker_rank_twisting_speed_by_5Day.C38" chart:label-cell-address="worker_rank_twisting_speed_by_5Day.A33:worker_rank_twisting_speed_by_5Day.A33" chart:class="chart:line">
            <chart:data-point chart:repeated="6"/>
          </chart:series>
          <chart:series chart:style-name="ch9" chart:values-cell-range-address="worker_rank_twisting_speed_by_5Day.C9:worker_rank_twisting_speed_by_5Day.C17" chart:label-cell-address="worker_rank_twisting_speed_by_5Day.A9:worker_rank_twisting_speed_by_5Day.A9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ve</text:p>
                <draw:g>
                  <svg:desc>worker_rank_twisting_speed_by_5Day.A21:worker_rank_twisting_speed_by_5Day.A21</svg:desc>
                </draw:g>
              </table:table-cell>
              <table:table-cell office:value-type="string">
                <text:p>Kaden</text:p>
                <draw:g>
                  <svg:desc>worker_rank_twisting_speed_by_5Day.A33:worker_rank_twisting_speed_by_5Day.A33</svg:desc>
                </draw:g>
              </table:table-cell>
              <table:table-cell office:value-type="string">
                <text:p>Ashley</text:p>
                <draw:g>
                  <svg:desc>worker_rank_twisting_speed_by_5Day.A9:worker_rank_twisting_speed_by_5Day.A9</svg:desc>
                </draw:g>
              </table:table-cell>
            </table:table-row>
          </table:table-header-rows>
          <table:table-rows>
            <table:table-row>
              <table:table-cell office:value-type="float" office:value="44791">
                <text:p>44791</text:p>
                <draw:g>
                  <svg:desc>worker_rank_twisting_speed_by_5Day.B21:worker_rank_twisting_speed_by_5Day.B26</svg:desc>
                </draw:g>
              </table:table-cell>
              <table:table-cell office:value-type="float" office:value="1.29438202247191">
                <text:p>1.29438202247191</text:p>
                <draw:g>
                  <svg:desc>worker_rank_twisting_speed_by_5Day.C21:worker_rank_twisting_speed_by_5Day.C26</svg:desc>
                </draw:g>
              </table:table-cell>
              <table:table-cell office:value-type="float" office:value="1.68539325842697">
                <text:p>1.68539325842697</text:p>
                <draw:g>
                  <svg:desc>worker_rank_twisting_speed_by_5Day.C33:worker_rank_twisting_speed_by_5Day.C38</svg:desc>
                </draw:g>
              </table:table-cell>
              <table:table-cell office:value-type="float" office:value="2.47240618101545">
                <text:p>2.47240618101545</text:p>
                <draw:g>
                  <svg:desc>worker_rank_twisting_speed_by_5Day.C9:worker_rank_twisting_speed_by_5Day.C17</svg:desc>
                </draw:g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1.45089285714286">
                <text:p>1.45089285714286</text:p>
              </table:table-cell>
              <table:table-cell office:value-type="float" office:value="1.4875">
                <text:p>1.4875</text:p>
              </table:table-cell>
              <table:table-cell office:value-type="float" office:value="2.03636363636364">
                <text:p>2.03636363636364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0.930635838150289">
                <text:p>0.930635838150289</text:p>
              </table:table-cell>
              <table:table-cell office:value-type="float" office:value="1.54128440366972">
                <text:p>1.54128440366972</text:p>
              </table:table-cell>
              <table:table-cell office:value-type="float" office:value="1.50847457627119">
                <text:p>1.50847457627119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1.54233468234904">
                <text:p>1.54233468234904</text:p>
              </table:table-cell>
              <table:table-cell office:value-type="float" office:value="1.65976316452507">
                <text:p>1.65976316452507</text:p>
              </table:table-cell>
              <table:table-cell office:value-type="float" office:value="2.05471124620061">
                <text:p>2.05471124620061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1.31746031746032">
                <text:p>1.31746031746032</text:p>
              </table:table-cell>
              <table:table-cell office:value-type="float" office:value="1.46530395915047">
                <text:p>1.46530395915047</text:p>
              </table:table-cell>
              <table:table-cell office:value-type="float" office:value="2.22510875383208">
                <text:p>2.22510875383208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0.85593220338983">
                <text:p>0.85593220338983</text:p>
              </table:table-cell>
              <table:table-cell office:value-type="float" office:value="1.78352941176471">
                <text:p>1.78352941176471</text:p>
              </table:table-cell>
              <table:table-cell office:value-type="float" office:value="1.86344086021505">
                <text:p>1.86344086021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788079470199">
                <text:p>2.31788079470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731111601896">
                <text:p>1.92731111601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499682797473">
                <text:p>1.87499682797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7.547cm" svg:height="11.689cm" xlink:href="." xlink:type="simple" chart:class="chart:line" chart:style-name="ch1">
        <chart:legend chart:legend-position="end" svg:x="15.145cm" svg:y="5.047cm" style:legend-expansion="high" chart:style-name="ch2"/>
        <chart:plot-area chart:style-name="ch3" chart:data-source-has-labels="both" svg:x="0.35cm" svg:y="0.233cm" svg:width="14.445cm" svg:height="11.223cm">
          <chart:coordinate-region svg:x="1.69cm" svg:y="0.432cm" svg:width="13.105cm" svg:height="9.29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wall chart:style-name="ch10"/>
          <chart:floor chart:style-name="ch11"/>
        </chart:plot-area>
        <draw:frame draw:style-name="gr1" draw:text-style-name="P1" svg:width="14.572cm" svg:height="11.225cm" svg:x="0cm" svg:y="0cm">
          <draw:image xlink:href="Pictures/2000076A000038EC00002BD915FD7C0D3751F641.svm" xlink:type="simple" xlink:show="embed" xlink:actuate="onLoad" draw:mime-type="image/x-svm">
            <text:p/>
          </draw:image>
          <draw:image xlink:href="Pictures/1000000100000228000001A9E7D571DE27A3F8EA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ve</text:p>
              </table:table-cell>
              <table:table-cell office:value-type="string">
                <text:p>Kaden</text:p>
              </table:table-cell>
              <table:table-cell office:value-type="string">
                <text:p>Ashley</text:p>
              </table:table-cell>
            </table:table-row>
          </table:table-header-rows>
          <table:table-rows>
            <table:table-row>
              <table:table-cell office:value-type="float" office:value="44791">
                <text:p>44791</text:p>
              </table:table-cell>
              <table:table-cell office:value-type="float" office:value="1.29438202247191">
                <text:p>1.29438202247191</text:p>
              </table:table-cell>
              <table:table-cell office:value-type="float" office:value="1.68539325842697">
                <text:p>1.68539325842697</text:p>
              </table:table-cell>
              <table:table-cell office:value-type="float" office:value="2.47240618101545">
                <text:p>2.47240618101545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1.45089285714286">
                <text:p>1.45089285714286</text:p>
              </table:table-cell>
              <table:table-cell office:value-type="float" office:value="1.4875">
                <text:p>1.4875</text:p>
              </table:table-cell>
              <table:table-cell office:value-type="float" office:value="2.03636363636364">
                <text:p>2.03636363636364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0.930635838150289">
                <text:p>0.930635838150289</text:p>
              </table:table-cell>
              <table:table-cell office:value-type="float" office:value="1.54128440366972">
                <text:p>1.54128440366972</text:p>
              </table:table-cell>
              <table:table-cell office:value-type="float" office:value="1.50847457627119">
                <text:p>1.50847457627119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1.54233468234904">
                <text:p>1.54233468234904</text:p>
              </table:table-cell>
              <table:table-cell office:value-type="float" office:value="1.65976316452507">
                <text:p>1.65976316452507</text:p>
              </table:table-cell>
              <table:table-cell office:value-type="float" office:value="2.05471124620061">
                <text:p>2.05471124620061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1.31746031746032">
                <text:p>1.31746031746032</text:p>
              </table:table-cell>
              <table:table-cell office:value-type="float" office:value="1.46530395915047">
                <text:p>1.46530395915047</text:p>
              </table:table-cell>
              <table:table-cell office:value-type="float" office:value="2.22510875383208">
                <text:p>2.22510875383208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0.85593220338983">
                <text:p>0.85593220338983</text:p>
              </table:table-cell>
              <table:table-cell office:value-type="float" office:value="1.78352941176471">
                <text:p>1.78352941176471</text:p>
              </table:table-cell>
              <table:table-cell office:value-type="float" office:value="1.86344086021505">
                <text:p>1.86344086021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788079470199">
                <text:p>2.31788079470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731111601896">
                <text:p>1.92731111601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499682797473">
                <text:p>1.874996827974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